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/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UISymbol" svg:font-family="SegoeUISymbol"/>
    <style:font-face style:name="Symbol" svg:font-family="Symbol"/>
    <style:font-face style:name="TimesNewRoman" svg:font-family="TimesNewRoman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407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21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6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000000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65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6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6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18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80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9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9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027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9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9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985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5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2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6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01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29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65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34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43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739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12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1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35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5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453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35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28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243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81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T1" style:family="text">
      <style:text-properties fo:color="#000000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2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3" style:family="text">
      <style:text-properties fo:color="#000000" loext:opacity="100%" style:font-name="SegoeUISymbol" fo:font-size="12pt" fo:font-weight="normal" style:font-name-asian="SegoeUISymbol" style:font-size-asian="12pt" style:font-weight-asian="normal" style:font-name-complex="SegoeUISymbol" style:font-size-complex="12pt" style:font-weight-complex="normal"/>
    </style:style>
    <style:style style:name="T4" style:family="text">
      <style:text-properties fo:color="#000000" loext:opacity="100%" style:font-name="Symbol" fo:font-size="10.1000003814697pt" fo:font-weight="normal" style:font-name-asian="Symbol" style:font-size-asian="10.1000003814697pt" style:font-weight-asian="normal" style:font-name-complex="Symbol" style:font-size-complex="10.1000003814697pt" style:font-weight-complex="normal"/>
    </style:style>
    <style:style style:name="T5" style:family="text">
      <style:text-properties fo:color="#000000" loext:opacity="100%" style:font-name="Arial" fo:font-size="10.1000003814697pt" fo:font-weight="normal" style:font-name-asian="Arial" style:font-size-asian="10.1000003814697pt" style:font-weight-asian="normal" style:font-name-complex="Arial" style:font-size-complex="10.1000003814697pt" style:font-weight-complex="normal"/>
    </style:style>
    <style:style style:name="T6" style:family="text">
      <style:text-properties fo:color="#000000" loext:opacity="100%" style:font-name="Aptos" fo:font-size="12pt" fo:font-weight="normal" style:font-name-asian="Aptos" style:font-size-asian="12pt" style:font-weight-asian="normal" style:font-name-complex="Aptos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9.407cm" svg:height="0.471cm" svg:x="5.851cm" svg:y="2.561cm">
          <draw:text-box>
            <text:p text:style-name="P1"><text:span text:style-name="T1">A</text:span><text:span text:style-name="T1">N</text:span><text:span text:style-name="T1">U</text:span><text:span text:style-name="T1"> </text:span><text:span text:style-name="T1">P</text:span><text:span text:style-name="T1">h</text:span><text:span text:style-name="T1">y</text:span><text:span text:style-name="T1">s</text:span><text:span text:style-name="T1">i</text:span><text:span text:style-name="T1">c</text:span><text:span text:style-name="T1">s</text:span><text:span text:style-name="T1"> </text:span><text:span text:style-name="T1">A</text:span><text:span text:style-name="T1">c</text:span><text:span text:style-name="T1">a</text:span><text:span text:style-name="T1">d</text:span><text:span text:style-name="T1">e</text:span><text:span text:style-name="T1">m</text:span><text:span text:style-name="T1">i</text:span><text:span text:style-name="T1">c</text:span><text:span text:style-name="T1"> </text:span><text:span text:style-name="T1">I</text:span><text:span text:style-name="T1">n</text:span><text:span text:style-name="T1">t</text:span><text:span text:style-name="T1">e</text:span><text:span text:style-name="T1">g</text:span><text:span text:style-name="T1">r</text:span><text:span text:style-name="T1">i</text:span><text:span text:style-name="T1">t</text:span><text:span text:style-name="T1">y</text:span><text:span text:style-name="T1"> </text:span><text:span text:style-name="T1">D</text:span><text:span text:style-name="T1">e</text:span><text:span text:style-name="T1">c</text:span><text:span text:style-name="T1">l</text:span><text:span text:style-name="T1">a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F</text:span><text:span text:style-name="T1">o</text:span><text:span text:style-name="T1">r</text:span><text:span text:style-name="T1">m</text:span><text:span text:style-name="T1"> </text:span></text:p>
          </draw:text-box>
        </draw:frame>
        <draw:frame draw:style-name="gr2" draw:text-style-name="P2" draw:layer="layout" svg:width="8.219cm" svg:height="0.471cm" svg:x="2.54cm" svg:y="3.543cm">
          <draw:text-box>
            <text:p text:style-name="P1"><text:span text:style-name="T2">N</text:span><text:span text:style-name="T2">a</text:span><text:span text:style-name="T2">m</text:span><text:span text:style-name="T2">e: </text:span><text:span text:style-name="T2">B</text:span><text:span text:style-name="T2">ry</text:span><text:span text:style-name="T2">ce </text:span><text:span text:style-name="T2">T</text:span><text:span text:style-name="T2">a</text:span><text:span text:style-name="T2">b</text:span><text:span text:style-name="T2">a</text:span><text:span text:style-name="T2">n</text:span><text:span text:style-name="T2">g</text:span><text:span text:style-name="T2">c</text:span><text:span text:style-name="T2">ur</text:span><text:span text:style-name="T2">a </text:span><text:span text:style-name="T2">St</text:span><text:span text:style-name="T2">u</text:span><text:span text:style-name="T2">d</text:span><text:span text:style-name="T2">e</text:span><text:span text:style-name="T2">nt </text:span><text:span text:style-name="T2">I</text:span><text:span text:style-name="T2">D</text:span><text:span text:style-name="T2">: </text:span><text:span text:style-name="T2">u</text:span><text:span text:style-name="T2">7</text:span><text:span text:style-name="T2">8</text:span><text:span text:style-name="T2">5</text:span><text:span text:style-name="T2">1</text:span><text:span text:style-name="T2">1</text:span><text:span text:style-name="T2">8</text:span><text:span text:style-name="T2">9</text:span></text:p>
          </draw:text-box>
        </draw:frame>
        <draw:frame draw:style-name="gr3" draw:text-style-name="P2" draw:layer="layout" svg:width="7.468cm" svg:height="0.471cm" svg:x="2.54cm" svg:y="4.525cm">
          <draw:text-box>
            <text:p text:style-name="P1"><text:span text:style-name="T2">Date: 12/4/1 Assessment Item: lab week 6</text:span></text:p>
          </draw:text-box>
        </draw:frame>
        <draw:polygon draw:style-name="gr4" draw:text-style-name="P3" draw:layer="layout" svg:width="4.657cm" svg:height="0.043cm" svg:x="2.54cm" svg:y="5.909cm" svg:viewBox="0 0 4658 44" draw:points="0,0 4658,0 4658,44 0,44">
          <text:p/>
        </draw:polygon>
        <draw:frame draw:style-name="gr5" draw:text-style-name="P2" draw:layer="layout" svg:width="4.765cm" svg:height="0.471cm" svg:x="2.54cm" svg:y="5.49cm">
          <draw:text-box>
            <text:p text:style-name="P1"><text:span text:style-name="T1">Collaboration with others </text:span></text:p>
          </draw:text-box>
        </draw:frame>
        <draw:frame draw:style-name="gr6" draw:text-style-name="P2" draw:layer="layout" svg:width="15.768cm" svg:height="0.471cm" svg:x="2.54cm" svg:y="5.981cm">
          <draw:text-box>
            <text:p text:style-name="P1"><text:span text:style-name="T2">You are encouraged to discuss problems with other students, however you must submit your </text:span></text:p>
          </draw:text-box>
        </draw:frame>
        <draw:frame draw:style-name="gr7" draw:text-style-name="P2" draw:layer="layout" svg:width="14.91cm" svg:height="0.471cm" svg:x="2.54cm" svg:y="6.464cm">
          <draw:text-box>
            <text:p text:style-name="P1"><text:span text:style-name="T2">own work. The minimum penalty for plagiarism is a fail on the assessment task, and all </text:span></text:p>
          </draw:text-box>
        </draw:frame>
        <draw:frame draw:style-name="gr8" draw:text-style-name="P2" draw:layer="layout" svg:width="11.65cm" svg:height="0.471cm" svg:x="2.54cm" svg:y="6.963cm">
          <draw:text-box>
            <text:p text:style-name="P1"><text:span text:style-name="T2">incidents of plagiarism are recorded on a student’s academic record. </text:span></text:p>
          </draw:text-box>
        </draw:frame>
        <draw:frame draw:style-name="gr9" draw:text-style-name="P2" draw:layer="layout" svg:width="12.183cm" svg:height="0.471cm" svg:x="2.54cm" svg:y="7.946cm">
          <draw:text-box>
            <text:p text:style-name="P1"><text:span text:style-name="T1">If you have collaborated with others, please note these people here: </text:span></text:p>
          </draw:text-box>
        </draw:frame>
        <draw:frame draw:style-name="gr10" draw:text-style-name="P2" draw:layer="layout" svg:width="12.808cm" svg:height="0.471cm" svg:x="2.54cm" svg:y="8.928cm">
          <draw:text-box>
            <text:p text:style-name="P1"><text:span text:style-name="T2">____________________________________________________________ </text:span></text:p>
          </draw:text-box>
        </draw:frame>
        <draw:polygon draw:style-name="gr4" draw:text-style-name="P3" draw:layer="layout" svg:width="2.718cm" svg:height="0.042cm" svg:x="2.54cm" svg:y="10.312cm" svg:viewBox="0 0 2719 43" draw:points="0,0 2719,0 2719,43 0,43">
          <text:p/>
        </draw:polygon>
        <draw:frame draw:style-name="gr11" draw:text-style-name="P2" draw:layer="layout" svg:width="2.895cm" svg:height="0.471cm" svg:x="2.54cm" svg:y="9.893cm">
          <draw:text-box>
            <text:p text:style-name="P1"><text:span text:style-name="T1">Use of AI Tools </text:span></text:p>
          </draw:text-box>
        </draw:frame>
        <draw:frame draw:style-name="gr12" draw:text-style-name="P2" draw:layer="layout" svg:width="15.097cm" svg:height="0.471cm" svg:x="2.54cm" svg:y="10.384cm">
          <draw:text-box>
            <text:p text:style-name="P1"><text:span text:style-name="T2">You may not present material produced by generative AI as your own work, as this is an </text:span></text:p>
          </draw:text-box>
        </draw:frame>
        <draw:frame draw:style-name="gr13" draw:text-style-name="P2" draw:layer="layout" svg:width="14.027cm" svg:height="0.471cm" svg:x="2.54cm" svg:y="10.867cm">
          <draw:text-box>
            <text:p text:style-name="P1"><text:span text:style-name="T2">academic integrity breach. If you have used AI in this assessment, the use must be </text:span></text:p>
          </draw:text-box>
        </draw:frame>
        <draw:frame draw:style-name="gr14" draw:text-style-name="P2" draw:layer="layout" svg:width="2.493cm" svg:height="0.471cm" svg:x="2.54cm" svg:y="11.366cm">
          <draw:text-box>
            <text:p text:style-name="P1"><text:span text:style-name="T2">declared here: </text:span></text:p>
          </draw:text-box>
        </draw:frame>
        <draw:frame draw:style-name="gr15" draw:text-style-name="P2" draw:layer="layout" svg:width="7.493cm" svg:height="0.471cm" svg:x="2.905cm" svg:y="12.407cm">
          <draw:text-box>
            <text:p text:style-name="P1"><text:span text:style-name="T2"><text:s/></text:span><text:span text:style-name="T1">No AI tools were used </text:span><text:span text:style-name="T2">for this assignment </text:span></text:p>
          </draw:text-box>
        </draw:frame>
        <draw:frame draw:style-name="gr16" draw:text-style-name="P2" draw:layer="layout" svg:width="6.985cm" svg:height="0.471cm" svg:x="2.905cm" svg:y="13.466cm">
          <draw:text-box>
            <text:p text:style-name="P1"><text:span text:style-name="T2"><text:s/></text:span><text:span text:style-name="T1">AI tools were used </text:span><text:span text:style-name="T2">as described below: </text:span></text:p>
          </draw:text-box>
        </draw:frame>
        <draw:frame draw:style-name="gr17" draw:text-style-name="P2" draw:layer="layout" svg:width="7.152cm" svg:height="0.471cm" svg:x="2.54cm" svg:y="14.456cm">
          <draw:text-box>
            <text:p text:style-name="P1"><text:span text:style-name="T1">AI Tools Used: </text:span><text:span text:style-name="T2">____________________ </text:span></text:p>
          </draw:text-box>
        </draw:frame>
        <draw:frame draw:style-name="gr18" draw:text-style-name="P2" draw:layer="layout" svg:width="7.423cm" svg:height="0.471cm" svg:x="2.54cm" svg:y="15.439cm">
          <draw:text-box>
            <text:p text:style-name="P1"><text:span text:style-name="T1">How AI was used (check all that apply): <text:s/></text:span></text:p>
          </draw:text-box>
        </draw:frame>
        <draw:frame draw:style-name="gr19" draw:text-style-name="P2" draw:layer="layout" svg:width="0.422cm" svg:height="0.497cm" svg:x="2.54cm" svg:y="16.464cm">
          <draw:text-box>
            <text:p text:style-name="P1"><text:span text:style-name="T3">☐</text:span></text:p>
          </draw:text-box>
        </draw:frame>
        <draw:frame draw:style-name="gr20" draw:text-style-name="P2" draw:layer="layout" svg:width="4.669cm" svg:height="0.471cm" svg:x="2.905cm" svg:y="16.48cm">
          <draw:text-box>
            <text:p text:style-name="P1"><text:span text:style-name="T2"><text:s/>Mathematical calculations </text:span></text:p>
          </draw:text-box>
        </draw:frame>
        <draw:frame draw:style-name="gr19" draw:text-style-name="P2" draw:layer="layout" svg:width="0.422cm" svg:height="0.497cm" svg:x="7.571cm" svg:y="16.464cm">
          <draw:text-box>
            <text:p text:style-name="P1"><text:span text:style-name="T3">☐</text:span></text:p>
          </draw:text-box>
        </draw:frame>
        <draw:frame draw:style-name="gr21" draw:text-style-name="P2" draw:layer="layout" svg:width="3.001cm" svg:height="0.471cm" svg:x="7.936cm" svg:y="16.48cm">
          <draw:text-box>
            <text:p text:style-name="P1"><text:span text:style-name="T2"><text:s/>Problem solving </text:span></text:p>
          </draw:text-box>
        </draw:frame>
        <draw:frame draw:style-name="gr19" draw:text-style-name="P2" draw:layer="layout" svg:width="0.422cm" svg:height="0.497cm" svg:x="10.935cm" svg:y="16.464cm">
          <draw:text-box>
            <text:p text:style-name="P1"><text:span text:style-name="T3">☐</text:span></text:p>
          </draw:text-box>
        </draw:frame>
        <draw:frame draw:style-name="gr22" draw:text-style-name="P2" draw:layer="layout" svg:width="3cm" svg:height="0.471cm" svg:x="11.299cm" svg:y="16.48cm">
          <draw:text-box>
            <text:p text:style-name="P1"><text:span text:style-name="T2"><text:s/>Code generation </text:span></text:p>
          </draw:text-box>
        </draw:frame>
        <draw:frame draw:style-name="gr19" draw:text-style-name="P2" draw:layer="layout" svg:width="0.422cm" svg:height="0.497cm" svg:x="2.54cm" svg:y="17.032cm">
          <draw:text-box>
            <text:p text:style-name="P1"><text:span text:style-name="T3">☐</text:span></text:p>
          </draw:text-box>
        </draw:frame>
        <draw:frame draw:style-name="gr23" draw:text-style-name="P2" draw:layer="layout" svg:width="3.329cm" svg:height="0.471cm" svg:x="2.905cm" svg:y="17.047cm">
          <draw:text-box>
            <text:p text:style-name="P1"><text:span text:style-name="T2"><text:s/>Writing assistance </text:span></text:p>
          </draw:text-box>
        </draw:frame>
        <draw:frame draw:style-name="gr19" draw:text-style-name="P2" draw:layer="layout" svg:width="0.422cm" svg:height="0.497cm" svg:x="6.232cm" svg:y="17.032cm">
          <draw:text-box>
            <text:p text:style-name="P1"><text:span text:style-name="T3">☐</text:span></text:p>
          </draw:text-box>
        </draw:frame>
        <draw:frame draw:style-name="gr24" draw:text-style-name="P2" draw:layer="layout" svg:width="1.765cm" svg:height="0.471cm" svg:x="6.596cm" svg:y="17.047cm">
          <draw:text-box>
            <text:p text:style-name="P1"><text:span text:style-name="T2"><text:s/>Research </text:span></text:p>
          </draw:text-box>
        </draw:frame>
        <draw:frame draw:style-name="gr19" draw:text-style-name="P2" draw:layer="layout" svg:width="0.422cm" svg:height="0.497cm" svg:x="8.359cm" svg:y="17.032cm">
          <draw:text-box>
            <text:p text:style-name="P1"><text:span text:style-name="T3">☐</text:span></text:p>
          </draw:text-box>
        </draw:frame>
        <draw:frame draw:style-name="gr25" draw:text-style-name="P2" draw:layer="layout" svg:width="5.634cm" svg:height="0.471cm" svg:x="8.724cm" svg:y="17.047cm">
          <draw:text-box>
            <text:p text:style-name="P1"><text:span text:style-name="T2"><text:s/>Other: ____________________ </text:span></text:p>
          </draw:text-box>
        </draw:frame>
        <draw:frame draw:style-name="gr26" draw:text-style-name="P2" draw:layer="layout" svg:width="13.439cm" svg:height="0.471cm" svg:x="2.54cm" svg:y="18.038cm">
          <draw:text-box>
            <text:p text:style-name="P1"><text:span text:style-name="T2">Chat Evidence Required - you must include your complete AI conversation(s): </text:span></text:p>
          </draw:text-box>
        </draw:frame>
        <draw:frame draw:style-name="gr19" draw:text-style-name="P2" draw:layer="layout" svg:width="0.422cm" svg:height="0.497cm" svg:x="2.54cm" svg:y="19.064cm">
          <draw:text-box>
            <text:p text:style-name="P1"><text:span text:style-name="T3">☐</text:span></text:p>
          </draw:text-box>
        </draw:frame>
        <draw:frame draw:style-name="gr27" draw:text-style-name="P2" draw:layer="layout" svg:width="5.739cm" svg:height="0.471cm" svg:x="2.905cm" svg:y="19.079cm">
          <draw:text-box>
            <text:p text:style-name="P1"><text:span text:style-name="T2"><text:s/>Full chat transcript pasted below </text:span></text:p>
          </draw:text-box>
        </draw:frame>
        <draw:frame draw:style-name="gr19" draw:text-style-name="P2" draw:layer="layout" svg:width="0.422cm" svg:height="0.497cm" svg:x="2.54cm" svg:y="19.622cm">
          <draw:text-box>
            <text:p text:style-name="P1"><text:span text:style-name="T3">☐</text:span></text:p>
          </draw:text-box>
        </draw:frame>
        <draw:frame draw:style-name="gr28" draw:text-style-name="P2" draw:layer="layout" svg:width="6.127cm" svg:height="0.471cm" svg:x="2.905cm" svg:y="19.638cm">
          <draw:text-box>
            <text:p text:style-name="P1"><text:span text:style-name="T2"><text:s/>Full chat screenshots/files attached </text:span></text:p>
          </draw:text-box>
        </draw:frame>
        <draw:frame draw:style-name="gr19" draw:text-style-name="P2" draw:layer="layout" svg:width="0.422cm" svg:height="0.497cm" svg:x="2.54cm" svg:y="20.19cm">
          <draw:text-box>
            <text:p text:style-name="P1"><text:span text:style-name="T3">☐</text:span></text:p>
          </draw:text-box>
        </draw:frame>
        <draw:frame draw:style-name="gr29" draw:text-style-name="P2" draw:layer="layout" svg:width="6.61cm" svg:height="0.471cm" svg:x="2.905cm" svg:y="20.205cm">
          <draw:text-box>
            <text:p text:style-name="P1"><text:span text:style-name="T2"><text:s/>Shared link: ____________________ </text:span></text:p>
          </draw:text-box>
        </draw:frame>
        <draw:frame draw:style-name="gr30" draw:text-style-name="P2" draw:layer="layout" svg:width="2.435cm" svg:height="0.471cm" svg:x="2.54cm" svg:y="21.204cm">
          <draw:text-box>
            <text:p text:style-name="P1"><text:span text:style-name="T2">I declare that: </text:span></text:p>
          </draw:text-box>
        </draw:frame>
        <draw:frame draw:style-name="gr31" draw:text-style-name="P4" draw:layer="layout" svg:width="0.355cm" svg:height="0.355cm" svg:x="3.175cm" svg:y="22.368cm">
          <draw:text-box>
            <text:p text:style-name="P1"><text:span text:style-name="T4">•</text:span></text:p>
          </draw:text-box>
        </draw:frame>
        <draw:frame draw:style-name="gr32" draw:text-style-name="P4" draw:layer="layout" svg:width="0.355cm" svg:height="0.399cm" svg:x="3.337cm" svg:y="22.293cm">
          <draw:text-box>
            <text:p text:style-name="P1"><text:span text:style-name="T5"><text:s/></text:span></text:p>
          </draw:text-box>
        </draw:frame>
        <draw:frame draw:style-name="gr19" draw:text-style-name="P2" draw:layer="layout" svg:width="0.422cm" svg:height="0.497cm" svg:x="3.81cm" svg:y="22.222cm">
          <draw:text-box>
            <text:p text:style-name="P1"><text:span text:style-name="T3">x</text:span></text:p>
          </draw:text-box>
        </draw:frame>
        <draw:frame draw:style-name="gr33" draw:text-style-name="P2" draw:layer="layout" svg:width="8.453cm" svg:height="0.471cm" svg:x="4.175cm" svg:y="22.237cm">
          <draw:text-box>
            <text:p text:style-name="P1"><text:span text:style-name="T2"><text:s/>This AI use declaration is complete and accurate </text:span></text:p>
          </draw:text-box>
        </draw:frame>
        <draw:frame draw:style-name="gr31" draw:text-style-name="P4" draw:layer="layout" svg:width="0.355cm" svg:height="0.355cm" svg:x="3.175cm" svg:y="22.935cm">
          <draw:text-box>
            <text:p text:style-name="P1"><text:span text:style-name="T4">•</text:span></text:p>
          </draw:text-box>
        </draw:frame>
        <draw:frame draw:style-name="gr32" draw:text-style-name="P4" draw:layer="layout" svg:width="0.355cm" svg:height="0.399cm" svg:x="3.337cm" svg:y="22.86cm">
          <draw:text-box>
            <text:p text:style-name="P1"><text:span text:style-name="T5"><text:s/></text:span></text:p>
          </draw:text-box>
        </draw:frame>
        <draw:frame draw:style-name="gr19" draw:text-style-name="P2" draw:layer="layout" svg:width="0.422cm" svg:height="0.497cm" svg:x="3.81cm" svg:y="22.789cm">
          <draw:text-box>
            <text:p text:style-name="P1"><text:span text:style-name="T3">x</text:span></text:p>
          </draw:text-box>
        </draw:frame>
        <draw:frame draw:style-name="gr34" draw:text-style-name="P2" draw:layer="layout" svg:width="9.359cm" svg:height="0.471cm" svg:x="4.175cm" svg:y="22.805cm">
          <draw:text-box>
            <text:p text:style-name="P1"><text:span text:style-name="T2"><text:s/>I have included unedited records of all AI interactions </text:span></text:p>
          </draw:text-box>
        </draw:frame>
        <draw:frame draw:style-name="gr31" draw:text-style-name="P4" draw:layer="layout" svg:width="0.355cm" svg:height="0.355cm" svg:x="3.175cm" svg:y="23.494cm">
          <draw:text-box>
            <text:p text:style-name="P1"><text:span text:style-name="T4">•</text:span></text:p>
          </draw:text-box>
        </draw:frame>
        <draw:frame draw:style-name="gr32" draw:text-style-name="P4" draw:layer="layout" svg:width="0.355cm" svg:height="0.399cm" svg:x="3.337cm" svg:y="23.419cm">
          <draw:text-box>
            <text:p text:style-name="P1"><text:span text:style-name="T5"><text:s/></text:span></text:p>
          </draw:text-box>
        </draw:frame>
        <draw:frame draw:style-name="gr19" draw:text-style-name="P2" draw:layer="layout" svg:width="0.422cm" svg:height="0.497cm" svg:x="3.81cm" svg:y="23.348cm">
          <draw:text-box>
            <text:p text:style-name="P1"><text:span text:style-name="T3">x</text:span></text:p>
          </draw:text-box>
        </draw:frame>
        <draw:frame draw:style-name="gr35" draw:text-style-name="P2" draw:layer="layout" svg:width="10.289cm" svg:height="0.471cm" svg:x="4.175cm" svg:y="23.363cm">
          <draw:text-box>
            <text:p text:style-name="P1"><text:span text:style-name="T2"><text:s/>I understand the physics concepts and can explain my work </text:span></text:p>
          </draw:text-box>
        </draw:frame>
        <draw:frame draw:style-name="gr31" draw:text-style-name="P4" draw:layer="layout" svg:width="0.355cm" svg:height="0.355cm" svg:x="3.175cm" svg:y="24.061cm">
          <draw:text-box>
            <text:p text:style-name="P1"><text:span text:style-name="T4">•</text:span></text:p>
          </draw:text-box>
        </draw:frame>
        <draw:frame draw:style-name="gr32" draw:text-style-name="P4" draw:layer="layout" svg:width="0.355cm" svg:height="0.399cm" svg:x="3.337cm" svg:y="23.986cm">
          <draw:text-box>
            <text:p text:style-name="P1"><text:span text:style-name="T5"><text:s/></text:span></text:p>
          </draw:text-box>
        </draw:frame>
        <draw:frame draw:style-name="gr19" draw:text-style-name="P2" draw:layer="layout" svg:width="0.422cm" svg:height="0.497cm" svg:x="3.81cm" svg:y="23.915cm">
          <draw:text-box>
            <text:p text:style-name="P1"><text:span text:style-name="T3">x</text:span></text:p>
          </draw:text-box>
        </draw:frame>
        <draw:frame draw:style-name="gr36" draw:text-style-name="P2" draw:layer="layout" svg:width="9.243cm" svg:height="0.471cm" svg:x="4.175cm" svg:y="23.931cm">
          <draw:text-box>
            <text:p text:style-name="P1"><text:span text:style-name="T2"><text:s/>I remain responsible for all content in my submission </text:span></text:p>
          </draw:text-box>
        </draw:frame>
        <draw:frame draw:style-name="gr37" draw:text-style-name="P2" draw:layer="layout" svg:width="7.881cm" svg:height="0.471cm" svg:x="2.54cm" svg:y="24.93cm">
          <draw:text-box>
            <text:p text:style-name="P1"><text:span text:style-name="T1">Signature: Bryce Tabangcura</text:span><text:span text:style-name="T2"> </text:span><text:span text:style-name="T1">Date: </text:span><text:span text:style-name="T2">12/4/1</text:span></text:p>
          </draw:text-box>
        </draw:frame>
        <draw:frame draw:style-name="gr19" draw:text-style-name="P2" draw:layer="layout" svg:width="0.422cm" svg:height="0.497cm" svg:x="14.216cm" svg:y="24.914cm">
          <draw:text-box>
            <text:p text:style-name="P1"><text:span text:style-name="T6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/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UISymbol" svg:font-family="SegoeUISymbol"/>
    <style:font-face style:name="Symbol" svg:font-family="Symbol"/>
    <style:font-face style:name="TimesNewRoman" svg:font-family="TimesNewRoman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1T14:58:03.729295760</dc:date>
    <meta:editing-duration>PT16H19M31S</meta:editing-duration>
    <meta:editing-cycles>2</meta:editing-cycles>
    <meta:generator>LibreOffice/25.2.6.2$Linux_X86_64 LibreOffice_project/520$Build-2</meta:generator>
    <meta:document-statistic meta:object-count="57"/>
  </office:meta>
</office:document-meta>
</file>